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Result.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Result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Result.has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Result.getReturnTyp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Result.ge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Result.get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Result.HandlerResult( Object handler , @ Nullable Object returnValue ,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Result.HandlerResult( Object handler , @ Nullable Object returnValue , MethodParameter returnType , @ Nullable Binding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ndlerResult.get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Result.setExceptionHandler( Function &lt; Throwable , Mono &lt; HandlerResult &gt; &gt; 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ndlerResult.getBinding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Result.applyExceptionHandler( Throwable fail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Result.setExceptionHandler( DispatchExceptionHandler excepti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